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Helv" svg:font-family="Helv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Annexe" style:family="table">
      <style:table-properties style:width="16.501cm" table:align="margins" fo:keep-with-next="always" style:may-break-between-rows="false"/>
    </style:style>
    <style:style style:name="tabAnnexe.A" style:family="table-column">
      <style:table-column-properties style:column-width="1.644cm" style:rel-column-width="6528*"/>
    </style:style>
    <style:style style:name="tabAnnexe.B" style:family="table-column">
      <style:table-column-properties style:column-width="0.36cm" style:rel-column-width="1428*"/>
    </style:style>
    <style:style style:name="tabAnnexe.C" style:family="table-column">
      <style:table-column-properties style:column-width="14.497cm" style:rel-column-width="57579*"/>
    </style:style>
    <style:style style:name="tabAnnexe.1" style:family="table-row">
      <style:table-row-properties style:keep-together="false" fo:keep-together="always"/>
    </style:style>
    <style:style style:name="tabAnnexe.A1" style:family="table-cell">
      <style:table-cell-properties fo:padding="0cm" fo:border="none"/>
    </style:style>
    <style:style style:name="tabCopie" style:family="table">
      <style:table-properties style:width="16.501cm" table:align="margins" fo:keep-with-next="always" style:may-break-between-rows="false"/>
    </style:style>
    <style:style style:name="tabCopie.A" style:family="table-column">
      <style:table-column-properties style:column-width="1.644cm" style:rel-column-width="6528*"/>
    </style:style>
    <style:style style:name="tabCopie.B" style:family="table-column">
      <style:table-column-properties style:column-width="0.36cm" style:rel-column-width="1428*"/>
    </style:style>
    <style:style style:name="tabCopie.C" style:family="table-column">
      <style:table-column-properties style:column-width="14.497cm" style:rel-column-width="57579*"/>
    </style:style>
    <style:style style:name="tabCopie.1" style:family="table-row">
      <style:table-row-properties style:keep-together="false" fo:keep-together="always"/>
    </style:style>
    <style:style style:name="tabCopie.A1" style:family="table-cell">
      <style:table-cell-properties fo:padding="0cm" fo:border="none"/>
    </style:style>
    <style:style style:name="P1" style:family="paragraph" style:parent-style-name="Table_20_Contents">
      <style:paragraph-properties fo:text-align="start" style:justify-single-word="false" fo:keep-together="always" fo:keep-with-next="always" style:join-border="false"/>
      <style:text-properties style:font-name="Arial" fo:font-size="11pt" style:text-underline-style="solid" style:text-underline-width="auto" style:text-underline-color="font-color" style:font-size-asian="11pt" style:font-size-complex="11pt"/>
    </style:style>
    <style:style style:name="P2" style:family="paragraph" style:parent-style-name="Table_20_Contents">
      <style:paragraph-properties fo:text-align="start" style:justify-single-word="false" fo:keep-together="always" fo:keep-with-next="always" style:join-border="false"/>
      <style:text-properties style:font-name="Arial" fo:font-size="11pt" style:font-size-asian="11pt" style:font-size-complex="11pt"/>
    </style:style>
    <style:style style:name="P3" style:family="paragraph" style:parent-style-name="Standard">
      <style:paragraph-properties fo:text-align="justify" style:justify-single-word="false" fo:keep-together="always" fo:keep-with-next="always" style:join-border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Arial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6" style:family="paragraph" style:parent-style-name="Standard">
      <style:paragraph-properties fo:text-align="justify" style:justify-single-word="false">
        <style:tab-stops>
          <style:tab-stop style:position="16.981cm" style:type="right"/>
        </style:tab-stops>
      </style:paragraph-properties>
      <style:text-properties style:font-name="Arial" fo:font-size="11pt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text-align="justify" style:justify-single-word="false" fo:keep-together="always" fo:background-color="transparent" style:shadow="none" fo:keep-with-next="always" style:join-border="false">
        <style:tab-stops>
          <style:tab-stop style:position="8.948cm"/>
        </style:tab-stops>
        <style:background-image/>
      </style:paragraph-properties>
      <style:text-properties style:font-name="Arial" fo:font-size="11pt" style:font-size-asian="11pt" style:font-size-complex="11pt"/>
    </style:style>
    <style:style style:name="P10" style:family="paragraph" style:parent-style-name="Standard" style:master-page-name="First_20_Page">
      <style:paragraph-properties fo:text-align="justify" style:justify-single-word="false" style:page-number="auto"/>
      <style:text-properties style:font-name="Arial" fo:font-size="11pt" fo:font-style="italic" fo:font-weight="normal" style:font-name-asian="Arial1" style:font-size-asian="11pt" style:font-style-asian="italic" style:font-weight-asian="normal" style:font-name-complex="Arial1" style:font-size-complex="11pt" style:font-style-complex="italic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fo:font-style="normal" style:text-underline-style="none" fo:font-weight="normal" style:font-name-asian="Helv" style:font-style-asian="normal" style:font-weight-asian="normal" style:font-name-complex="Helv" style:font-style-complex="normal" style:font-weight-complex="normal"/>
    </style:style>
    <style:style style:name="T3" style:family="text">
      <style:text-properties fo:color="#000000" fo:font-style="normal" style:text-underline-style="none" fo:font-weight="normal" style:font-name-asian="Arial1" style:font-style-asian="normal" style:font-weight-asian="normal" style:font-name-complex="Arial1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%#include enTetesDecision#%</text:p>
      <text:p text:style-name="P4">%=TITRE_NSS=% %=NSS_ASSURE=%</text:p>
      <text:p text:style-name="P6"><text:tab/></text:p>
      <text:p text:style-name="P5"/>
      <text:p text:style-name="P7">%=TITRE_DOCUMENT=%</text:p>
      <text:p text:style-name="P8"/>
      <text:p text:style-name="P8"/>
      <text:p text:style-name="P8">%=TITRE_TIERS=%</text:p>
      <text:p text:style-name="P8"/>
      <text:p text:style-name="P8">%=PARAGRAPHE_1_DEBUT=% %=PARAGRAPHE_1_DATE_DEPOT=% %=PARAGRAPHE_1_FIN=%</text:p>
      <text:p text:style-name="P8"/>
      <text:p text:style-name="P8">%=PARAGRAPHE_2=%</text:p>
      <text:p text:style-name="P8"/>
      <text:p text:style-name="P8">%=PARAGRAPHE_3_DEBUT=% <text:span text:style-name="T1">%=PARAGRAPHE_3_GRAS=%</text:span> %=PARAGRAPHE_3_FIN=%</text:p>
      <text:p text:style-name="P8"/>
      <text:p text:style-name="P8">%=PARAGRAPHE_4=%</text:p>
      <text:p text:style-name="P8"/>
      <text:p text:style-name="P8"/>
      <text:p text:style-name="P8"><text:tab/><text:tab/><text:tab/><text:tab/><text:tab/><text:tab/><text:tab/><text:tab/>%#include signatures/standard#%</text:p>
      <text:p text:style-name="P3">%=pushToEnd()=%</text:p>
      <table:table table:name="tabAnnexe" table:style-name="tabAnnexe">
        <table:table-column table:style-name="tabAnnexe.A"/>
        <table:table-column table:style-name="tabAnnexe.B"/>
        <table:table-column table:style-name="tabAnnexe.C"/>
        <table:table-row table:style-name="tabAnnexe.1">
          <table:table-cell table:style-name="tabAnnexe.A1" office:value-type="string">
            <text:p text:style-name="P1">%=TITRE_ANNEXE=%</text:p>
          </table:table-cell>
          <table:table-cell table:style-name="tabAnnexe.A1" office:value-type="string">
            <text:p text:style-name="P2">:</text:p>
          </table:table-cell>
          <table:table-cell table:style-name="tabAnnexe.A1" office:value-type="string">
            <text:p text:style-name="P2">%=VALEUR_ANNEXE=%</text:p>
          </table:table-cell>
        </table:table-row>
      </table:table>
      <table:table table:name="tabCopie" table:style-name="tabCopie">
        <table:table-column table:style-name="tabCopie.A"/>
        <table:table-column table:style-name="tabCopie.B"/>
        <table:table-column table:style-name="tabCopie.C"/>
        <table:table-row table:style-name="tabCopie.1">
          <table:table-cell table:style-name="tabCopie.A1" office:value-type="string">
            <text:p text:style-name="P1"><text:span text:style-name="T2">%{HEADER_ROWS:0}%</text:span><text:span text:style-name="T3">%{RM_IF_NO_DATA:true}</text:span><text:span text:style-name="T2">%%{copie}%</text:span>%=TITRE_COPIE=%</text:p>
          </table:table-cell>
          <table:table-cell table:style-name="tabCopie.A1" office:value-type="string">
            <text:p text:style-name="P2">:</text:p>
          </table:table-cell>
          <table:table-cell table:style-name="tabCopie.A1" office:value-type="string">
            <text:p text:style-name="P2">%=VALEUR_COPIE=%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Helv" svg:font-family="Helv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style:page-number="auto" fo:background-color="transparent" style:shadow="none" text:number-lines="false" text:line-number="0">
        <style:tab-stops/>
        <style:background-image/>
      </style:paragraph-properties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794cm" fo:margin-bottom="0.674cm" fo:margin-left="2.499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6M12S</meta:editing-duration>
    <meta:editing-cycles>31</meta:editing-cycles>
    <meta:generator>OpenOffice.org/3.4.1$Win32 OpenOffice.org_project/341m1$Build-9593</meta:generator>
    <dc:date>2014-06-12T16:10:19.11</dc:date>
    <meta:document-statistic meta:table-count="2" meta:image-count="0" meta:object-count="0" meta:page-count="1" meta:paragraph-count="17" meta:word-count="23" meta:character-count="425"/>
    <meta:user-defined meta:name="Info 1"/>
    <meta:user-defined meta:name="Info 2"/>
    <meta:user-defined meta:name="Info 3"/>
    <meta:user-defined meta:name="Info 4"/>
  </office:meta>
</office:document-meta>
</file>